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75cm" fo:min-width="27.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25cm" fo:min-width="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75cm" fo:min-width="25.25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4.75cm" fo:min-width="4.5cm"/>
      <style:paragraph-properties style:writing-mode="lr-tb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4.75cm" fo:min-width="9.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75cm" fo:min-width="25.25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4.25cm" fo:min-width="6.75cm"/>
      <style:paragraph-properties style:writing-mode="lr-tb"/>
    </style:style>
    <style:style style:name="gr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4.25cm" fo:min-width="6.75cm"/>
      <style:paragraph-properties style:writing-mode="lr-tb"/>
    </style:style>
    <style:style style:name="gr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4.25cm" fo:min-width="6.75cm"/>
      <style:paragraph-properties style:writing-mode="lr-tb"/>
    </style:style>
    <style:style style:name="gr1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4.25cm" fo:min-width="6.75cm"/>
      <style:paragraph-properties style:writing-mode="lr-tb"/>
    </style:style>
    <style:style style:name="gr1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4.25cm" fo:min-width="6.7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5cm" fo:min-width="1.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75cm" fo:min-width="25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5.5cm" svg:x="11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39cm" svg:height="0.962cm" svg:x="13.911cm" svg:y="3.25cm">
          <draw:text-box>
            <text:p>LOGO</text:p>
          </draw:text-box>
        </draw:frame>
        <draw:custom-shape draw:style-name="gr4" draw:text-style-name="P1" draw:layer="layout" svg:width="25.75cm" svg:height="6cm" svg:x="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5cm" svg:x="3cm" svg:y="8.5cm">
          <text:p text:style-name="P3">Horaires</text:p>
          <text:p text:style-name="P3"/>
          <text:p text:style-name="P3">Téléphon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5cm" svg:x="10cm" svg:y="8.5cm">
          <text:p text:style-name="P3"/>
          <text:p text:style-name="P3">Photo</text:p>
          <text:p text:style-name="P3"/>
          <text:p text:style-name="P3">Devant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cm" svg:height="5cm" svg:x="17cm" svg:y="8.5cm">
          <text:p text:style-name="P3"/>
          <text:p text:style-name="P3">Carte</text:p>
          <text:p text:style-name="P3"/>
          <text:p text:style-name="P3">Google Maps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75cm" svg:height="5cm" svg:x="2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25cm" svg:height="4.5cm" svg:x="3.25cm" svg:y="15.25cm">
          <text:p text:style-name="P3">Prestations</text:p>
          <text:p text:style-name="P3"/>
          <text:p text:style-name="P3">Hom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25cm" svg:height="4.5cm" svg:x="11.75cm" svg:y="15.25cm">
          <text:p text:style-name="P5">Prestations</text:p>
          <text:p text:style-name="P3"/>
          <text:p text:style-name="P3">Barbier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25cm" svg:height="4.5cm" svg:x="19.75cm" svg:y="15.25cm">
          <text:p text:style-name="P5">Prestations</text:p>
          <text:p text:style-name="P3"/>
          <text:p text:style-name="P3">Femme</text:p>
          <text:p text:style-name="P3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7" draw:text-style-name="P1" draw:layer="layout" svg:width="25.75cm" svg:height="5cm" svg:x="2cm" svg:y="1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75cm" svg:height="5cm" svg:x="2cm" svg:y="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25cm" svg:height="4.5cm" svg:x="3.25cm" svg:y="1.5cm">
          <text:p text:style-name="P3">Prestations</text:p>
          <text:p text:style-name="P3"/>
          <text:p text:style-name="P3">Hom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25cm" svg:height="4.5cm" svg:x="11.75cm" svg:y="1.5cm">
          <text:p text:style-name="P5">Prestations</text:p>
          <text:p text:style-name="P3"/>
          <text:p text:style-name="P3">Barbier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7.25cm" svg:height="4.5cm" svg:x="19.75cm" svg:y="1.5cm">
          <text:p text:style-name="P5">Prestations</text:p>
          <text:p text:style-name="P3"/>
          <text:p text:style-name="P3">Fem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75cm" svg:height="5cm" svg:x="2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25cm" svg:height="4.5cm" svg:x="3.25cm" svg:y="7.75cm">
          <text:p text:style-name="P3">Photo</text:p>
          <text:p text:style-name="P3">prestation</text:p>
          <text:p text:style-name="P3">Hom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25cm" svg:height="4.5cm" svg:x="11.75cm" svg:y="7.75cm">
          <text:p text:style-name="P5">Photo</text:p>
          <text:p text:style-name="P5">prestation</text:p>
          <text:p text:style-name="P5">Barb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25cm" svg:height="4.5cm" svg:x="19.75cm" svg:y="7.75cm">
          <text:p text:style-name="P5">Photo</text:p>
          <text:p text:style-name="P5">prestation</text:p>
          <text:p text:style-name="P5">Fem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cm" svg:height="6cm" svg:x="1cm" svg:y="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11cm" svg:y="15.25cm">
          <text:p text:style-name="P3">Inst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17cm" svg:y="15.25cm">
          <text:p text:style-name="P3">FaceB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.75cm" svg:height="1cm" svg:x="2cm" svg:y="18cm">
          <text:p text:style-name="P3">Adresse <text:s text:c="9"/>– <text:s text:c="7"/>Téléphone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09T09:17:34.017000000</dc:date>
    <meta:editing-duration>PT1M12S</meta:editing-duration>
    <meta:editing-cycles>1</meta:editing-cycles>
    <meta:document-statistic meta:object-count="24"/>
    <meta:generator>LibreOffice/7.1.4.2$Windows_X86_64 LibreOffice_project/a529a4fab45b75fefc5b6226684193eb000654f6</meta:generator>
  </office:meta>
</office:document-meta>
</file>